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F00000427AA29077682BD5F09.png" manifest:media-type="image/png"/>
  <manifest:file-entry manifest:full-path="Pictures/100000000000032F00000427FAC29EFDB0F81EA8.png" manifest:media-type="image/png"/>
  <manifest:file-entry manifest:full-path="Pictures/100000000000032F00000427189D8BE9C360B9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2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16cm" svg:height="11.499cm" svg:x="1.082cm" svg:y="1.201cm">
          <draw:image xlink:href="Pictures/100000000000032F00000427189D8BE9C360B9B3.png" xlink:type="simple" xlink:show="embed" xlink:actuate="onLoad" draw:mime-type="image/png">
            <text:p/>
          </draw:image>
        </draw:frame>
        <draw:frame draw:style-name="gr1" draw:text-style-name="P1" draw:layer="layout" svg:width="8.816cm" svg:height="11.499cm" svg:x="9cm" svg:y="1.201cm">
          <draw:image xlink:href="Pictures/100000000000032F00000427FAC29EFDB0F81EA8.png" xlink:type="simple" xlink:show="embed" xlink:actuate="onLoad" draw:mime-type="image/png">
            <text:p/>
          </draw:image>
        </draw:frame>
        <draw:frame draw:style-name="gr2" draw:text-style-name="P1" draw:layer="layout" svg:width="7.949cm" svg:height="11.499cm" svg:x="16.85cm" svg:y="1.201cm">
          <draw:image xlink:href="Pictures/100000000000032F00000427AA29077682BD5F09.png" xlink:type="simple" xlink:show="embed" xlink:actuate="onLoad" draw:mime-type="image/png">
            <text:p/>
          </draw:image>
        </draw:frame>
        <draw:frame draw:style-name="gr3" draw:text-style-name="P2" draw:layer="layout" svg:width="0.925cm" svg:height="0.962cm" svg:x="1.426cm" svg:y="1.2cm">
          <draw:text-box>
            <text:p>A</text:p>
          </draw:text-box>
        </draw:frame>
        <draw:frame draw:style-name="gr3" draw:text-style-name="P2" draw:layer="layout" svg:width="0.925cm" svg:height="0.962cm" svg:x="9.527cm" svg:y="1.3cm">
          <draw:text-box>
            <text:p>B</text:p>
          </draw:text-box>
        </draw:frame>
        <draw:frame draw:style-name="gr4" draw:text-style-name="P2" draw:layer="layout" svg:width="0.959cm" svg:height="0.962cm" svg:x="17.428cm" svg:y="1.3cm">
          <draw:text-box>
            <text:p>C</text:p>
          </draw:text-box>
        </draw:frame>
        <draw:custom-shape draw:style-name="gr5" draw:text-style-name="P3" draw:layer="layout" svg:width="0.25cm" svg:height="0.25cm" svg:x="24.781cm" svg:y="6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cm" svg:height="0.25cm" svg:x="24.75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924cm" svg:height="0.607cm" svg:x="24.95cm" svg:y="6.343cm">
          <draw:text-box>
            <text:p><text:span text:style-name="T1">All probes</text:span></text:p>
          </draw:text-box>
        </draw:frame>
        <draw:frame draw:style-name="gr8" draw:text-style-name="P5" draw:layer="layout" svg:width="2.17cm" svg:height="0.607cm" svg:x="24.95cm" svg:y="6.944cm">
          <draw:text-box>
            <text:p><text:span text:style-name="T1">Opt. prob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1T18:09:10.515304025</meta:creation-date>
    <dc:date>2023-12-11T10:10:35.936363716</dc:date>
    <meta:editing-duration>PT10M48S</meta:editing-duration>
    <meta:editing-cycles>4</meta:editing-cycles>
    <meta:generator>LibreOffice/7.3.7.2$Linux_X86_64 LibreOffice_project/30$Build-2</meta:generator>
    <meta:document-statistic meta:object-count="10"/>
  </office:meta>
</office:document-meta>
</file>